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alligraphy" fo:font-weight="bold" officeooo:rsid="0013204d" style:font-weight-asian="bold" style:font-weight-complex="bold"/>
    </style:style>
    <style:style style:name="P2" style:family="paragraph" style:parent-style-name="Standard">
      <style:text-properties style:font-name="Lucida Calligraphy" fo:font-weight="bold" officeooo:rsid="0013204d" style:font-weight-asian="bold" style:font-weight-complex="bold"/>
    </style:style>
    <style:style style:name="P3" style:family="paragraph" style:parent-style-name="Standard">
      <style:text-properties style:font-name="Lucida Calligraphy" fo:font-weight="bold" officeooo:rsid="0013204d" officeooo:paragraph-rsid="001360e1" style:font-weight-asian="bold" style:font-weight-complex="bold"/>
    </style:style>
    <style:style style:name="T1" style:family="text">
      <style:text-properties style:font-name="Berlin Sans FB Demi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" style:family="text">
      <style:text-properties fo:background-color="#fff200" loext:char-shading-value="0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cm" svg:y="0cm" svg:width="9.999cm" svg:height="9.999cm" draw:z-index="0">
        <draw:text-box>
          <text:section text:style-name="Sect1" text:name="MasterLabel">
            <text:p text:style-name="P3"><text:database-display text:table-name="PERSONNE" text:table-type="table" text:column-name="NOM" text:database-name="BD">&lt;NOM&gt;</text:database-display><text:tab/><text:database-display text:table-name="PERSONNE" text:table-type="table" text:column-name="PRENOM" text:database-name="BD">&lt;PRENOM&gt;</text:database-display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database-display text:table-name="PERSONNE" text:table-type="table" text:column-name="ADRESSE1" text:database-name="BD">&lt;ADRESSE1&gt;</text:database-display>,<text:database-display text:table-name="PERSONNE" text:table-type="table" text:column-name="ADRESSE2" text:database-name="BD">&lt;ADRESSE2&gt;</text:database-display>,<text:database-display text:table-name="PERSONNE" text:table-type="table" text:column-name="CP" text:database-name="BD">&lt;CP&gt;</text:database-display>,<text:database-display text:table-name="PERSONNE" text:table-type="table" text:column-name="VILLE" text:database-name="BD">&lt;VILLE&gt;</text:database-display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99cm" svg:height="9.999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9.999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52:03.508000000</meta:creation-date>
    <dc:date>2018-11-07T11:59:22.040000000</dc:date>
    <meta:editing-duration>PT4M15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3" meta:character-count="48" meta:non-whitespace-character-count="47"/>
  </office:meta>
</office:document-meta>
</file>